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7b3ca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6383" table:default-cell-style-name="ce8"/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0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Ir vėl Endis…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Naujieji Robino Hudo nuotykiai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Ką noriu, tą bučiuoju". D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5 "Jos vardas Nikita" (k).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  <table:table-row table:style-name="ro1">
          <table:table-cell table:style-name="ce5" office:value-type="string" calcext:value-type="string">
            <text:p>2008 11 1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Ir vėl Endis…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Banga žudikė". Veiksmo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2.5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2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25 "Jos vardas Nikit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2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Sedrika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Dvigubas agentas". Dram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5 "Jos vardas Nikit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3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Sedrika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Samurajai 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Sidabrinis vanagas". Veiksmo f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5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5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5 "Jos vardas Nikit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4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7.00 Pabusk su TV1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Paslaptingas Kalėdų Senelio pasauli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30 "Galaktikos vidurin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0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30 "Didysis filmukų šou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00 "Rožinė panter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30 "Visos žvaigžd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žes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30 "Pakvaišusi porelė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Po Kalifornijos saule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Raganaitė Sabrin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Vėžliukai nindzė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"Paslaptingas Kalėdų Senelio pasaulis". 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Galaktikos vidurin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30 "Pakvaišusi pore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Svečiuose pas gyvūnu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Po Kalifornijos saul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Jos vardas Niki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Midsomerio žmogžudystės XI. Pakrikimas". Detektyvas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00 "Kitas!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30 "Skydas V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30 "Jos vardas Nikita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5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25 RETROSPEKTYVA "Paprastos nepaprastos šeimo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1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20 KTV – kino ir tele virtuvė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vyn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Ogis ir tarako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edrik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New Music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Vandenyno zoologijos sod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Baltojo katino svetainė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30 RETROSPEKTYVA "Paprastos nepaprastos šeimo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Džo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Nuoga ir tuo patenkin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Draugai I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Nekviesta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Naktinė pamaina".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1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Džo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40 "Nuoga ir tuo patenkinta" (k). 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08 11 16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TV1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8.25 RETROSPEKTYVA "Šeimo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9.0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0.1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1.20 Ne vienas kelyje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2.00 "Dvynė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00 "Ogis ir tarakonai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3.30 "Sedrikas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00 "Raganaitė Sabrin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4.30 "Karas namuose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5.30 "Kas namie šeimininkas?"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6.00 "Svečiuose pas gyvūnus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7.00 "Arti namų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8.00 "Nuoga ir tuo patenkinta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9.00 "Draugai IX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0.00 "Nekviesta meilė"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1.00 "Europudingas 2. Rusijos lėlytės". Komedija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23.40 "Draugai IX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0.10 "Arti namų" (k).</text:p>
          </table:table-cell>
          <table:table-cell table:number-columns-repeated="16383"/>
        </table:table-row>
        <table:table-row table:style-name="ro1">
          <table:table-cell table:style-name="ce6" office:value-type="string" calcext:value-type="string">
            <text:p>1.10 New Music (k).</text:p>
          </table:table-cell>
          <table:table-cell table:number-columns-repeated="16383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9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2">
          <table:table-cell table:style-name="ce7"/>
          <table:table-cell table:number-columns-repeated="16383"/>
        </table:table-row>
        <table:table-row table:style-name="ro2" table:number-rows-repeated="2">
          <table:table-cell table:style-name="ce7"/>
          <table:table-cell table:number-columns-repeated="16383"/>
        </table:table-row>
        <table:table-row table:style-name="ro1" table:number-rows-repeated="2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4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6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9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5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4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3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3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5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2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63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4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4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7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1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6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1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1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5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0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4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1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8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1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8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30">
          <table:table-cell table:style-name="ce7"/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7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9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3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5">
          <table:table-cell table:style-name="ce7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style-name="ce7"/>
          <table:table-cell table:number-columns-repeated="16383"/>
        </table:table-row>
        <table:table-row table:style-name="ro1">
          <table:table-cell table:style-name="ce14"/>
          <table:table-cell table:number-columns-repeated="16383"/>
        </table:table-row>
        <table:table-row table:style-name="ro1" table:number-rows-repeated="6">
          <table:table-cell table:style-name="ce7"/>
          <table:table-cell table:number-columns-repeated="16383"/>
        </table:table-row>
        <table:table-row table:style-name="ro1" table:number-rows-repeated="10397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0" svg:font-family="0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21:24:23.6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5:28.772000000</meta:creation-date>
    <dc:date>2023-10-31T21:24:58.471000000</dc:date>
    <meta:editing-duration>PT2H5M4S</meta:editing-duration>
    <meta:editing-cycles>5</meta:editing-cycles>
    <meta:generator>LibreOffice/7.6.2.1$Windows_X86_64 LibreOffice_project/56f7684011345957bbf33a7ee678afaf4d2ba333</meta:generator>
    <meta:document-statistic meta:table-count="1" meta:cell-count="172" meta:object-count="0"/>
  </office:meta>
</office:document-meta>
</file>